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roid</text:p>
          </table:table-cell>
          <table:table-cell table:number-columns-repeated="2" office:value-type="string" calcext:value-type="string">
            <text:p>T37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table:number-columns-repeated="2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table:number-columns-repeated="2"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Turns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D-ID/2</text:p>
          </table:table-cell>
          <table:table-cell table:number-columns-repeated="2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One Turn</text:p>
          </table:table-cell>
          <table:table-cell table:formula="of:=2*([.B4]+[.B6])" office:value-type="float" office:value="0.444" calcext:value-type="float">
            <text:p>0.444</text:p>
          </table:table-cell>
          <table:table-cell table:formula="of:=2*([.C4]+[.C6])"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Total length</text:p>
          </table:table-cell>
          <table:table-cell table:formula="of:=[.B5]*[.B7]" office:value-type="float" office:value="18.204" calcext:value-type="float">
            <text:p>18.204</text:p>
          </table:table-cell>
          <table:table-cell table:formula="of:=[.C5]*[.C7]" office:value-type="float" office:value="9.324" calcext:value-type="float">
            <text:p>9.324</text:p>
          </table:table-cell>
        </table:table-row>
        <table:table-row table:style-name="ro1">
          <table:table-cell office:value-type="string" calcext:value-type="string">
            <text:p>Tail (1” ea)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9]+[.B8]" office:value-type="float" office:value="20.204" calcext:value-type="float">
            <text:p>20.204</text:p>
          </table:table-cell>
          <table:table-cell table:formula="of:=[.C9]+[.C8]" office:value-type="float" office:value="11.324" calcext:value-type="float">
            <text:p>11.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1T18:06:36.109000000</meta:creation-date>
    <dc:date>2021-08-23T05:42:18.094000000</dc:date>
    <meta:editing-duration>PT20H53M58S</meta:editing-duration>
    <meta:editing-cycles>1</meta:editing-cycles>
    <meta:document-statistic meta:table-count="1" meta:cell-count="29" meta:object-count="0"/>
    <meta:generator>LibreOffice/7.1.3.2$Windows_X86_64 LibreOffice_project/47f78053abe362b9384784d31a6e56f8511eb1c1</meta:generator>
  </office:meta>
</office:document-meta>
</file>